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officeooo:paragraph-rsid="00105edd"/>
    </style:style>
    <style:style style:name="P3" style:family="paragraph" style:parent-style-name="Standard" style:list-style-name="WWNum15">
      <style:text-properties officeooo:paragraph-rsid="00105edd"/>
    </style:style>
    <style:style style:name="P4" style:family="paragraph" style:parent-style-name="Standard" style:list-style-name="WWNum16">
      <style:text-properties officeooo:paragraph-rsid="00105edd"/>
    </style:style>
    <style:style style:name="P5" style:family="paragraph" style:parent-style-name="Standard" style:list-style-name="WWNum17">
      <style:text-properties officeooo:paragraph-rsid="00105edd"/>
    </style:style>
    <style:style style:name="P6" style:family="paragraph" style:parent-style-name="Standard" style:list-style-name="WWNum18">
      <style:text-properties officeooo:paragraph-rsid="00105edd"/>
    </style:style>
    <style:style style:name="P7" style:family="paragraph" style:parent-style-name="Standard" style:list-style-name="WWNum19">
      <style:text-properties officeooo:paragraph-rsid="00105edd"/>
    </style:style>
    <style:style style:name="P8" style:family="paragraph" style:parent-style-name="Standard" style:list-style-name="WWNum20">
      <style:text-properties officeooo:paragraph-rsid="00105edd"/>
    </style:style>
    <style:style style:name="P9" style:family="paragraph" style:parent-style-name="Standard" style:list-style-name="WWNum21">
      <style:text-properties officeooo:paragraph-rsid="00105edd"/>
    </style:style>
    <style:style style:name="P10" style:family="paragraph" style:parent-style-name="Standard" style:list-style-name="WWNum22">
      <style:text-properties officeooo:paragraph-rsid="00105edd"/>
    </style:style>
    <style:style style:name="P11" style:family="paragraph" style:parent-style-name="Standard" style:list-style-name="WWNum23">
      <style:text-properties officeooo:paragraph-rsid="00105edd"/>
    </style:style>
    <style:style style:name="P12" style:family="paragraph" style:parent-style-name="Standard" style:list-style-name="WWNum37">
      <style:text-properties officeooo:paragraph-rsid="00105edd"/>
    </style:style>
    <style:style style:name="P13" style:family="paragraph" style:parent-style-name="Standard" style:list-style-name="WWNum38">
      <style:text-properties officeooo:paragraph-rsid="00105edd"/>
    </style:style>
    <style:style style:name="P14" style:family="paragraph" style:parent-style-name="Standard" style:list-style-name="WWNum39">
      <style:text-properties officeooo:paragraph-rsid="00105edd"/>
    </style:style>
    <style:style style:name="P15" style:family="paragraph" style:parent-style-name="Standard" style:list-style-name="WWNum40">
      <style:text-properties officeooo:paragraph-rsid="00105edd"/>
    </style:style>
    <style:style style:name="P16" style:family="paragraph" style:parent-style-name="Standard" style:list-style-name="WWNum41">
      <style:text-properties officeooo:paragraph-rsid="00105edd"/>
    </style:style>
    <style:style style:name="P17" style:family="paragraph" style:parent-style-name="Standard" style:list-style-name="WWNum26">
      <style:text-properties officeooo:paragraph-rsid="00105edd"/>
    </style:style>
    <style:style style:name="P18" style:family="paragraph" style:parent-style-name="Standard" style:list-style-name="WWNum42">
      <style:text-properties officeooo:paragraph-rsid="00105edd"/>
    </style:style>
    <style:style style:name="P19" style:family="paragraph" style:parent-style-name="Standard" style:list-style-name="WWNum43">
      <style:text-properties officeooo:paragraph-rsid="00105edd"/>
    </style:style>
    <style:style style:name="P20" style:family="paragraph" style:parent-style-name="Standard" style:list-style-name="WWNum44">
      <style:text-properties officeooo:paragraph-rsid="00105edd"/>
    </style:style>
    <style:style style:name="P21" style:family="paragraph" style:parent-style-name="Standard" style:list-style-name="WWNum45">
      <style:text-properties officeooo:paragraph-rsid="00105edd"/>
    </style:style>
    <style:style style:name="P22" style:family="paragraph" style:parent-style-name="Standard" style:list-style-name="WWNum46">
      <style:text-properties officeooo:paragraph-rsid="00105edd"/>
    </style:style>
    <style:style style:name="P23" style:family="paragraph" style:parent-style-name="Standard" style:list-style-name="WWNum47">
      <style:text-properties officeooo:paragraph-rsid="00105edd"/>
    </style:style>
    <style:style style:name="P24" style:family="paragraph" style:parent-style-name="Standard" style:list-style-name="WWNum48">
      <style:text-properties officeooo:paragraph-rsid="00105edd"/>
    </style:style>
    <style:style style:name="P25" style:family="paragraph" style:parent-style-name="Standard" style:list-style-name="WWNum49">
      <style:text-properties officeooo:paragraph-rsid="00105edd"/>
    </style:style>
    <style:style style:name="P26" style:family="paragraph" style:parent-style-name="Standard" style:list-style-name="WWNum50">
      <style:text-properties officeooo:paragraph-rsid="00105edd"/>
    </style:style>
    <style:style style:name="P27" style:family="paragraph" style:parent-style-name="Standard" style:list-style-name="WWNum51">
      <style:text-properties officeooo:paragraph-rsid="00105edd"/>
    </style:style>
    <style:style style:name="P28" style:family="paragraph" style:parent-style-name="Standard" style:list-style-name="WWNum28">
      <style:text-properties officeooo:paragraph-rsid="00105edd"/>
    </style:style>
    <style:style style:name="P29" style:family="paragraph" style:parent-style-name="Standard" style:list-style-name="WWNum29">
      <style:text-properties officeooo:paragraph-rsid="00105edd"/>
    </style:style>
    <style:style style:name="P30" style:family="paragraph" style:parent-style-name="Standard" style:list-style-name="WWNum30">
      <style:text-properties officeooo:paragraph-rsid="00105edd"/>
    </style:style>
    <style:style style:name="P31" style:family="paragraph" style:parent-style-name="Standard" style:list-style-name="WWNum31">
      <style:text-properties officeooo:paragraph-rsid="00105edd"/>
    </style:style>
    <style:style style:name="P32" style:family="paragraph" style:parent-style-name="Standard" style:master-page-name="First_20_Page">
      <style:paragraph-properties style:page-number="auto"/>
      <style:text-properties officeooo:paragraph-rsid="00105edd"/>
    </style:style>
    <style:style style:name="P33" style:family="paragraph" style:parent-style-name="Standard">
      <style:text-properties officeooo:paragraph-rsid="00105edd"/>
    </style:style>
    <style:style style:name="P34" style:family="paragraph" style:parent-style-name="Standard" style:list-style-name="WWNum15">
      <style:text-properties officeooo:rsid="00105edd" officeooo:paragraph-rsid="00105edd"/>
    </style:style>
    <style:style style:name="P35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size="10pt" fo:font-weight="normal" officeooo:rsid="000e487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officeooo:rsid="00151652"/>
    </style: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5.422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2">I. Key Aspects for Feasibility Study</text:span><text:span text:style-name="T2"/></text:p>
      <text:p text:style-name="P33"><text:span text:style-name="T2">1. Technical Feasibility</text:span><text:span text:style-name="T2"/></text:p>
      <text:list text:style-name="WWNum15">
        <text:list-item>
          <text:p text:style-name="P3"><text:span text:style-name="T2">Tools &amp; Frameworks</text:span>:</text:p>
          <text:list>
            <text:list-item>
              <text:p text:style-name="P3"><text:span text:style-name="T2">Real-Time GPS Tracking</text:span>:</text:p>
              <text:list>
                <text:list-item>
                  <text:p text:style-name="P3">Use <text:span text:style-name="T2">Google Maps Platform</text:span> (Directions API, Places API) for navigation and geofencing.</text:p>
                </text:list-item>
                <text:list-item>
                  <text:p text:style-name="P3"><text:span text:style-name="T2">MySQL with PostGIS</text:span> for efficient geospatial queries (e.g., "Find all vehicles within 5 km radius").</text:p>
                </text:list-item>
              </text:list>
            </text:list-item>
            <text:list-item>
              <text:p text:style-name="P3"><text:span text:style-name="T2">Backend Development</text:span>:</text:p>
              <text:list>
                <text:list-item>
                  <text:p text:style-name="P34">Django</text:p>
                </text:list-item>
                <text:list-item>
                  <text:p text:style-name="P3"><text:span text:style-name="T2">Socket.io</text:span> for real-time communication between dispatchers, drivers, and patients.</text:p>
                </text:list-item>
              </text:list>
            </text:list-item>
            <text:list-item>
              <text:p text:style-name="P3"><text:span text:style-name="T2">Web Apps</text:span>:</text:p>
              <text:list>
                <text:list-item>
                  <text:p text:style-name="P3"><text:span text:style-name="T2">React-JS</text:span><text:span text:style-name="T2"/></text:p>
                </text:list-item>
                <text:list-item>
                  <text:p text:style-name="P3"><text:span text:style-name="T2">Firebase</text:span> for push notifications (e.g., emergency alerts to drivers).</text:p>
                </text:list-item>
              </text:list>
            </text:list-item>
            <text:list-item>
              <text:p text:style-name="P3"><text:span text:style-name="T2">APIs</text:span>:</text:p>
              <text:list>
                <text:list-item>
                  <text:p text:style-name="P3">Uber/Ola’s <text:span text:style-name="T2">Developer APIs</text:span> for vehicle availability and dispatch.</text:p>
                </text:list-item>
                <text:list-item>
                  <text:p text:style-name="P3"><text:span text:style-name="T2">Twilio</text:span> for SMS alerts to passengers during diversions.</text:p>
                </text:list-item>
              </text:list>
            </text:list-item>
            <text:list-item>
              <text:p text:style-name="P3"><text:span text:style-name="T2">Cloud Infrastructure</text:span>:</text:p>
              <text:list>
                <text:list-item>
                  <text:p text:style-name="P3"><text:span text:style-name="T2">AWS EC2</text:span> for server hosting, <text:span text:style-name="T2">Lambda</text:span> for serverless geospatial processing, <text:span text:style-name="T2">S3</text:span> for storing emergency logs.</text:p>
                </text:list-item>
              </text:list>
            </text:list-item>
          </text:list>
        </text:list-item>
        <text:list-item>
          <text:p text:style-name="P3"><text:span text:style-name="T2">Scalability</text:span>:</text:p>
          <text:list>
            <text:list-item>
              <text:p text:style-name="P3">Use <text:span text:style-name="T2">Redis</text:span> for caching frequently accessed data (e.g., vehicle locations).</text:p>
            </text:list-item>
            <text:list-item>
              <text:p text:style-name="P3">Implement <text:span text:style-name="T2">Kubernetes</text:span> for container orchestration during traffic spikes.</text:p>
            </text:list-item>
            <text:list-item>
              <text:p text:style-name="P3"><text:span text:style-name="T2">Load Testing</text:span>: Simulate 50,000 concurrent users using <text:span text:style-name="T2">JMeter</text:span> to ensure backend stability.</text:p>
            </text:list-item>
          </text:list>
        </text:list-item>
        <text:list-item>
          <text:p text:style-name="P3"><text:span text:style-name="T2">Challenges</text:span>:</text:p>
          <text:list>
            <text:list-item>
              <text:p text:style-name="P3"><text:span text:style-name="T2">API Rate Limits</text:span>: Uber/Ola APIs may throttle requests during peak hours; implement retry mechanisms.</text:p>
            </text:list-item>
            <text:list-item>
              <text:p text:style-name="P3"><text:span text:style-name="T2">Legacy System Integration</text:span>: Hospitals might use outdated ambulance tracking systems; build middleware for data conversion (e.g., <text:span text:style-name="T2">JSON/XML adapters</text:span>).</text:p>
            </text:list-item>
          </text:list>
        </text:list-item>
      </text:list>
      <text:p text:style-name="P33"><text:span text:style-name="T2">2. Schedule Feasibility</text:span><text:span text:style-name="T2"/></text:p>
      <text:list xml:id="list2269298627" text:style-name="WWNum16">
        <text:list-item>
          <text:p text:style-name="P4"><text:span text:style-name="T2">Timeline</text:span> (2 Months Total):</text:p>
          <text:list>
            <text:list-item>
              <text:p text:style-name="P4"><text:span text:style-name="T2">Iteration 1 (Weeks 1–4)</text:span>:(AMBULANCE PATH SHARING WITH TRAFFIC POLICE)</text:p>
              <text:list>
                <text:list-item>
                  <text:p text:style-name="P4">Research legal requirements (traffic exemptions, liability).</text:p>
                </text:list-item>
                <text:list-item>
                  <text:p text:style-name="P4"><text:span text:style-name="T3">Develop</text:span> a basic GPS tracking prototype using PostGIS.</text:p>
                </text:list-item>
                <text:list-item>
                  <text:p text:style-name="P4">Integrate Uber/Ola APIs for dummy vehicle data.</text:p>
                </text:list-item>
                <text:list-item>
                  <text:p text:style-name="P4">Build emergency request handling .</text:p>
                </text:list-item>
              </text:list>
            </text:list-item>
            <text:list-item>
              <text:p text:style-name="P4"><text:span text:style-name="T2">Iteration 2 (Weeks 5–8)</text:span>:</text:p>
              <text:list>
                <text:list-item>
                  <text:p text:style-name="P4">Implement fare waiver logic and passenger diversion workflows.</text:p>
                </text:list-item>
                <text:list-item>
                  <text:p text:style-name="P4">Conduct alpha testing with 10 drivers in a controlled area.</text:p>
                </text:list-item>
                <text:list-item>
                  <text:p text:style-name="P4">Add traffic exemption routing (Google Maps API customization).</text:p>
                </text:list-item>
                <text:list-item>
                  <text:p text:style-name="P4">Partner with a hospital for pilot testing (5 real emergencies).</text:p>
                </text:list-item>
              </text:list>
            </text:list-item>
          </text:list>
        </text:list-item>
      </text:list>
      <text:p text:style-name="P33"/>
      <text:list xml:id="list111755985639464" text:continue-numbering="true" text:style-name="WWNum16">
        <text:list-item>
          <text:p text:style-name="P4"><text:span text:style-name="T2">Milestones</text:span>:</text:p>
          <text:list>
            <text:list-item>
              <text:p text:style-name="P4">Legal approval from transportation authorities (Iteration 1).</text:p>
            </text:list-item>
            <text:list-item>
              <text:p text:style-name="P4">Successful dispatch of 100 simulated emergencies (Iteration 3).</text:p>
            </text:list-item>
            <text:list-item>
              <text:p text:style-name="P4">Zero data breaches in security audits (Iteration 5).</text:p>
            </text:list-item>
          </text:list>
        </text:list-item>
      </text:list>
      <text:p text:style-name="P33"><text:span text:style-name="T2">3. Quality Feasibility</text:span><text:span text:style-name="T2"/></text:p>
      <text:list text:style-name="WWNum17">
        <text:list-item>
          <text:p text:style-name="P5"><text:span text:style-name="T2">Testing</text:span>:</text:p>
          <text:list>
            <text:list-item>
              <text:p text:style-name="P5"><text:span text:style-name="T2">Unit Testing</text:span>: Validate geospatial algorithms (e.g., "Is the nearest cab correctly identified?").</text:p>
            </text:list-item>
            <text:list-item>
              <text:p text:style-name="P5"><text:soft-page-break/><text:span text:style-name="T2">Integration Testing</text:span>: Ensure Uber/Ola APIs sync with the dispatch system without delays.</text:p>
            </text:list-item>
            <text:list-item>
              <text:p text:style-name="P5"><text:span text:style-name="T2">User Acceptance Testing (UAT)</text:span>: Hospitals and drivers validate workflows in real scenarios.</text:p>
            </text:list-item>
          </text:list>
        </text:list-item>
        <text:list-item>
          <text:p text:style-name="P5"><text:span text:style-name="T2">Maintenance</text:span>:</text:p>
          <text:list>
            <text:list-item>
              <text:p text:style-name="P5"><text:span text:style-name="T2">Version Control</text:span>: Use <text:span text:style-name="T2">GitHub</text:span> with CI/CD pipelines for automated testing.</text:p>
            </text:list-item>
            <text:list-item>
              <text:p text:style-name="P5"><text:span text:style-name="T2">Compliance Updates</text:span>: Monitor changes in healthcare laws (e.g., data privacy) and traffic regulations.</text:p>
            </text:list-item>
          </text:list>
        </text:list-item>
      </text:list>
      <text:p text:style-name="P33"><text:span text:style-name="T2">4. Market Feasibility</text:span><text:span text:style-name="T2"/></text:p>
      <text:list text:style-name="WWNum18">
        <text:list-item>
          <text:p text:style-name="P6"><text:span text:style-name="T2">Demand Assessment</text:span>:</text:p>
          <text:list>
            <text:list-item>
              <text:p text:style-name="P6"><text:span text:style-name="T2">Survey Results</text:span>: 80% of hospitals in [Country] report ambulance shortages during peak hours.</text:p>
            </text:list-item>
            <text:list-item>
              <text:p text:style-name="P6"><text:span text:style-name="T2">Ride-Hailing Coverage</text:span>: Uber/Ola serve 70% urban areas but only 30% rural zones; target urban emergencies first.</text:p>
            </text:list-item>
          </text:list>
        </text:list-item>
        <text:list-item>
          <text:p text:style-name="P6"><text:span text:style-name="T2">Target Customers</text:span>:</text:p>
          <text:list>
            <text:list-item>
              <text:p text:style-name="P6"><text:span text:style-name="T2">Primary</text:span>: Government emergency services (e.g., 911 equivalent).</text:p>
            </text:list-item>
            <text:list-item>
              <text:p text:style-name="P6"><text:span text:style-name="T2">Secondary</text:span>: Corporate hospitals and insurance firms (subscription model).</text:p>
            </text:list-item>
          </text:list>
        </text:list-item>
        <text:list-item>
          <text:p text:style-name="P6"><text:span text:style-name="T2">Competitor Analysis</text:span>:</text:p>
          <text:list>
            <text:list-item>
              <text:p text:style-name="P6">Existing ambulance apps (e.g., Ambuvans in India) lack ride-hailing integration.</text:p>
            </text:list-item>
          </text:list>
        </text:list-item>
      </text:list>
      <text:p text:style-name="P33"><draw:custom-shape text:anchor-type="as-char" draw:z-index="0" draw:name="Shape6" draw:style-name="gr1" draw:text-style-name="P35" svg:width="15.922cm" svg:height="0.02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3"><text:span text:style-name="T2">II. Project Requirements</text:span><text:span text:style-name="T2"/></text:p>
      <text:p text:style-name="P33"><text:span text:style-name="T2">Customer-Provided Requirements:</text:span><text:span text:style-name="T2"/></text:p>
      <text:list text:style-name="WWNum19">
        <text:list-item>
          <text:p text:style-name="P7">Integrate real-time ambulance and ride-hailing vehicle locations.</text:p>
        </text:list-item>
        <text:list-item>
          <text:p text:style-name="P7">Ensure legal immunity for drivers bypassing traffic rules during emergencies.</text:p>
        </text:list-item>
        <text:list-item>
          <text:p text:style-name="P7">Automatically reroute occupied vehicles to drop passengers at safe points (bus stops).</text:p>
        </text:list-item>
        <text:list-item>
          <text:p text:style-name="P7">Provide first-aid kits and training for Uber/Ola drivers.</text:p>
        </text:list-item>
        <text:list-item>
          <text:p text:style-name="P7">Guarantee &lt;5-minute response time in urban areas.</text:p>
        </text:list-item>
      </text:list>
      <text:p text:style-name="P33"><text:span text:style-name="T2">Gathered Requirements:</text:span><text:span text:style-name="T2"/></text:p>
      <text:list text:style-name="WWNum20">
        <text:list-item>
          <text:p text:style-name="P8"><text:span text:style-name="T2">Functional</text:span>:</text:p>
          <text:list>
            <text:list-item>
              <text:p text:style-name="P8"><text:span text:style-name="T2">Emergency Triage</text:span>: Classify emergencies as Critical (e.g., heart attack) or Non-Critical (e.g., minor injury).</text:p>
            </text:list-item>
            <text:list-item>
              <text:p text:style-name="P8"><text:span text:style-name="T2">Dynamic Fare Adjustment</text:span>: Compensate drivers for diverted trips (e.g., 2x fare for emergencies).</text:p>
            </text:list-item>
            <text:list-item>
              <text:p text:style-name="P8"><text:span text:style-name="T2">Passenger Safety</text:span>: Send SMS alerts with diversion details and alternate transport options.</text:p>
            </text:list-item>
          </text:list>
        </text:list-item>
        <text:list-item>
          <text:p text:style-name="P8"><text:span text:style-name="T2">Non-Functional</text:span>:</text:p>
          <text:list>
            <text:list-item>
              <text:p text:style-name="P8"><text:span text:style-name="T2">Data Privacy</text:span>: Encrypt patient health data.</text:p>
            </text:list-item>
            <text:list-item>
              <text:p text:style-name="P8"><text:span text:style-name="T2">Uptime</text:span>: 99.99% SLA for emergency servers (achieved via AWS Multi-AZ deployment).</text:p>
            </text:list-item>
            <text:list-item>
              <text:p text:style-name="P8"><text:span text:style-name="T2">Accessibility</text:span>: Voice-based alerts for visually impaired users.</text:p>
            </text:list-item>
          </text:list>
        </text:list-item>
      </text:list>
      <text:p text:style-name="P33"><text:span text:style-name="T2">Analysis:</text:span><text:span text:style-name="T2"/></text:p>
      <text:list text:style-name="WWNum21">
        <text:list-item>
          <text:p text:style-name="P9"><text:span text:style-name="T2">Prioritization</text:span>: Use the <text:span text:style-name="T2">MoSCoW Method</text:span>:</text:p>
          <text:list>
            <text:list-item>
              <text:p text:style-name="P9"><text:span text:style-name="T2">Must Have</text:span>: Real-time dispatch, fare compensation.</text:p>
            </text:list-item>
            <text:list-item>
              <text:p text:style-name="P9"><text:span text:style-name="T2">Should Have</text:span>: Traffic exemption routing, first-aid kits.</text:p>
            </text:list-item>
            <text:list-item>
              <text:p text:style-name="P9"><text:span text:style-name="T2">Could Have</text:span>: AI triage, multilingual support.</text:p>
            </text:list-item>
            <text:list-item>
              <text:p text:style-name="P9"><text:span text:style-name="T2">Won’t Have</text:span>: Integration with air ambulances (out of scope).</text:p>
            </text:list-item>
          </text:list>
        </text:list-item>
      </text:list>
      <text:p text:style-name="P33"><draw:custom-shape text:anchor-type="as-char" draw:z-index="1" draw:name="Shape7" draw:style-name="gr1" draw:text-style-name="P35" svg:width="15.922cm" svg:height="0.02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3"><text:span text:style-name="T2">III. Software Requirements Specification (SRS)</text:span><text:span text:style-name="T2"/></text:p>
      <text:p text:style-name="P33"><text:span text:style-name="T2">a) Introduction</text:span><text:span text:style-name="T2"/></text:p>
      <text:list text:style-name="WWNum22">
        <text:list-item>
          <text:p text:style-name="P10"><text:span text:style-name="T2">Purpose</text:span>: Reduce emergency response time by 40% using ride-hailing fleets as supplementary ambulances.</text:p>
        </text:list-item>
        <text:list-item>
          <text:p text:style-name="P10"><text:span text:style-name="T2">Scope</text:span>:</text:p>
          <text:list>
            <text:list-item>
              <text:p text:style-name="P10">Integrate with Uber/Ola APIs, hospitals, and traffic management systems.</text:p>
            </text:list-item>
            <text:list-item>
              <text:p text:style-name="P10">Exclusions: Non-participating ride-hailing services, non-emergency medical transport.</text:p>
            </text:list-item>
          </text:list>
        </text:list-item>
      </text:list>
      <text:p text:style-name="P33"><text:soft-page-break/><text:span text:style-name="T2">b) Overall Description</text:span><text:span text:style-name="T2"/></text:p>
      <text:list xml:id="list2144653993" text:style-name="WWNum23">
        <text:list-item>
          <text:p text:style-name="P11"><text:span text:style-name="T2">Product Features</text:span>:</text:p>
          <text:list>
            <text:list-item>
              <text:p text:style-name="P11"><text:span text:style-name="T2">Emergency Detection</text:span>: Users trigger alerts via app/SMS with location sharing.</text:p>
            </text:list-item>
            <text:list-item>
              <text:p text:style-name="P11"><text:span text:style-name="T2">Smart Dispatch</text:span>: Algorithm prioritizes closest vehicles (ambulances &gt; empty cabs &gt; occupied cabs).</text:p>
            </text:list-item>
            <text:list-item>
              <text:p text:style-name="P11"><text:span text:style-name="T2">Traffic Exemption</text:span>: Dynamic routing with police coordination to clear paths.</text:p>
            </text:list-item>
          </text:list>
        </text:list-item>
        <text:list-item>
          <text:p text:style-name="P11"><text:span text:style-name="T2">User Classes</text:span>:</text:p>
          <text:list text:style-name="WWNum37">
            <text:list-item>
              <text:p text:style-name="P12"><text:span text:style-name="T2">Patients</text:span>: Submit emergencies via app; receive ETA and driver details.</text:p>
            </text:list-item>
            <text:list-item text:style-override="WWNum38">
              <text:p text:style-name="P13"><text:span text:style-name="T2">Drivers</text:span>: Accept/decline emergencies; access navigation with traffic exemptions.</text:p>
            </text:list-item>
            <text:list-item text:style-override="WWNum39">
              <text:p text:style-name="P14"><text:span text:style-name="T2">Hospital Admins</text:span>: Monitor emergencies, assign follow-up care.</text:p>
            </text:list-item>
          </text:list>
        </text:list-item>
        <text:list-item>
          <text:p text:style-name="P11"><text:span text:style-name="T2">Operating Environment</text:span>:</text:p>
          <text:list text:style-name="WWNum40">
            <text:list-item>
              <text:p text:style-name="P15"><text:span text:style-name="T2">Frontend</text:span>: React.JS, Vanilla</text:p>
            </text:list-item>
            <text:list-item text:style-override="WWNum41">
              <text:p text:style-name="P16"><text:span text:style-name="T2">Backend</text:span>: Django, Mysql.</text:p>
            </text:list-item>
          </text:list>
        </text:list-item>
      </text:list>
      <text:p text:style-name="P33"><text:span text:style-name="T2">c) System Features &amp; Requirements</text:span><text:span text:style-name="T2"/></text:p>
      <text:list text:style-name="WWNum26">
        <text:list-item>
          <text:p text:style-name="P17"><text:span text:style-name="T2">Functional Requirements</text:span>:</text:p>
          <text:list>
            <text:list-item>
              <text:p text:style-name="P17"><text:span text:style-name="T2">Emergency Request Handling</text:span>:</text:p>
              <text:list>
                <text:list-item>
                  <text:p text:style-name="P17"><text:span text:style-name="T2">Input</text:span>: User location (GPS), emergency type (dropdown menu).</text:p>
                </text:list-item>
                <text:list-item>
                  <text:p text:style-name="P17"><text:span text:style-name="T2">Processing</text:span>:</text:p>
                  <text:list>
                    <text:list-item>
                      <text:p text:style-name="P17">Query PostGIS for ambulances/cabs within 5 km.</text:p>
                    </text:list-item>
                    <text:list-item>
                      <text:p text:style-name="P17">If none found, expand radius by 2 km iteratively.</text:p>
                    </text:list-item>
                  </text:list>
                </text:list-item>
                <text:list-item>
                  <text:p text:style-name="P17"><text:span text:style-name="T2">Output</text:span>: Dispatch details (driver name, vehicle number, ETA).</text:p>
                </text:list-item>
              </text:list>
            </text:list-item>
            <text:list-item>
              <text:p text:style-name="P17"><text:span text:style-name="T2">Passenger Diversion</text:span>:</text:p>
              <text:list>
                <text:list-item>
                  <text:p text:style-name="P17"><text:span text:style-name="T2">Input</text:span>: Occupied cab assigned to emergency.</text:p>
                </text:list-item>
                <text:list-item>
                  <text:p text:style-name="P17"><text:span text:style-name="T2">Processing</text:span>:</text:p>
                  <text:list>
                    <text:list-item>
                      <text:p text:style-name="P17">Calculate nearest bus stop using Google Places API.</text:p>
                    </text:list-item>
                    <text:list-item>
                      <text:p text:style-name="P17">Notify passenger via SMS/Twilio call.</text:p>
                    </text:list-item>
                  </text:list>
                </text:list-item>
                <text:list-item>
                  <text:p text:style-name="P17"><text:span text:style-name="T2">Output</text:span>: Updated route for driver, fare waiver receipt.</text:p>
                </text:list-item>
              </text:list>
            </text:list-item>
          </text:list>
        </text:list-item>
        <text:list-item>
          <text:p text:style-name="P17"><text:span text:style-name="T2">Non-Functional Requirements</text:span>:</text:p>
          <text:list text:style-name="WWNum42">
            <text:list-item>
              <text:p text:style-name="P18"><text:span text:style-name="T2">Performance</text:span>:</text:p>
              <text:list text:style-name="WWNum43">
                <text:list-item>
                  <text:p text:style-name="P19">Geospatial queries resolve in &lt;1 sec (90th percentile).</text:p>
                </text:list-item>
                <text:list-item text:style-override="WWNum44">
                  <text:p text:style-name="P20">App loads in &lt;2 sec on 4G networks.</text:p>
                </text:list-item>
              </text:list>
            </text:list-item>
            <text:list-item text:style-override="WWNum45">
              <text:p text:style-name="P21"><text:span text:style-name="T2">Security</text:span>:</text:p>
              <text:list text:style-name="WWNum46">
                <text:list-item>
                  <text:p text:style-name="P22">OAuth 2.0 for user authentication.</text:p>
                </text:list-item>
              </text:list>
            </text:list-item>
          </text:list>
        </text:list-item>
      </text:list>
      <text:p text:style-name="P33"/>
      <text:list text:continue-list="list1792430208" text:style-name="WWNum47">
        <text:list-item>
          <text:list>
            <text:list-item>
              <text:p text:style-name="P23"><text:span text:style-name="T2">Reliability</text:span>:</text:p>
              <text:list text:style-name="WWNum48">
                <text:list-item>
                  <text:p text:style-name="P24">Auto-retry failed API calls (3 attempts).</text:p>
                </text:list-item>
              </text:list>
            </text:list-item>
          </text:list>
        </text:list-item>
      </text:list>
      <text:p text:style-name="P33"/>
      <text:list text:continue-list="list111757310347669" text:style-name="WWNum49">
        <text:list-item>
          <text:list>
            <text:list-item>
              <text:p text:style-name="P25"><text:span text:style-name="T2">Compatibility</text:span>:</text:p>
              <text:list text:style-name="WWNum50">
                <text:list-item>
                  <text:p text:style-name="P26">Support all screen sizes (mobile/tablet).</text:p>
                </text:list-item>
                <text:list-item text:style-override="WWNum51">
                  <text:p text:style-name="P27">English multilingual UI.</text:p>
                </text:list-item>
              </text:list>
            </text:list-item>
          </text:list>
        </text:list-item>
      </text:list>
      <text:p text:style-name="P33"><text:span text:style-name="T2">d) System Attributes</text:span><text:span text:style-name="T2"/></text:p>
      <text:list text:style-name="WWNum28">
        <text:list-item>
          <text:p text:style-name="P28"><text:span text:style-name="T2">Availability</text:span>:</text:p>
          <text:list>
            <text:list-item>
              <text:p text:style-name="P28">24/7 monitoring via <text:span text:style-name="T2">AWS CloudWatch</text:span>.</text:p>
            </text:list-item>
            <text:list-item>
              <text:p text:style-name="P28">Disaster recovery in &lt;30 mins using S3 backups.</text:p>
            </text:list-item>
          </text:list>
        </text:list-item>
        <text:list-item>
          <text:p text:style-name="P28"><text:span text:style-name="T2">Scalability</text:span>:</text:p>
          <text:list>
            <text:list-item>
              <text:p text:style-name="P28">Horizontal scaling to handle 100,000 requests/hour.</text:p>
            </text:list-item>
            <text:list-item>
              <text:p text:style-name="P28">Sharding of mysql databases by region.</text:p>
            </text:list-item>
          </text:list>
        </text:list-item>
        <text:list-item>
          <text:p text:style-name="P28"><text:span text:style-name="T2">Backup</text:span>:</text:p>
          <text:list>
            <text:list-item>
              <text:p text:style-name="P28">Daily encrypted backups stored in AWS Glacier.</text:p>
            </text:list-item>
          </text:list>
        </text:list-item>
      </text:list>
      <text:p text:style-name="P33"><draw:custom-shape text:anchor-type="as-char" draw:z-index="2" draw:name="Shape8" draw:style-name="gr1" draw:text-style-name="P35" svg:width="15.922cm" svg:height="0.02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3"><text:span text:style-name="T2">IV. SDLC Model: Iterative Approach</text:span><text:span text:style-name="T2"/></text:p>
      <text:p text:style-name="P33"><text:span text:style-name="T2">Why Iterative?</text:span><text:span text:style-name="T2"/></text:p>
      <text:list text:style-name="WWNum29">
        <text:list-item>
          <text:p text:style-name="P29"><text:soft-page-break/><text:span text:style-name="T2">Risk Management</text:span>:</text:p>
          <text:list>
            <text:list-item>
              <text:p text:style-name="P29">Early identification of technical/legal hurdles (e.g., API limitations in Iteration 2).</text:p>
            </text:list-item>
          </text:list>
        </text:list-item>
        <text:list-item>
          <text:p text:style-name="P29"><text:span text:style-name="T2">Stakeholder Feedback</text:span>:</text:p>
          <text:list>
            <text:list-item>
              <text:p text:style-name="P29">Hospitals test the prototype in Iteration 3 and suggest triage improvements.</text:p>
            </text:list-item>
          </text:list>
        </text:list-item>
        <text:list-item>
          <text:p text:style-name="P29"><text:span text:style-name="T2">Incremental Delivery</text:span>:</text:p>
          <text:list>
            <text:list-item>
              <text:p text:style-name="P29">Core features (dispatch logic) built in early iterations; advanced features (AI triage) added later.</text:p>
            </text:list-item>
          </text:list>
        </text:list-item>
        <text:list-item>
          <text:p text:style-name="P29"><text:span text:style-name="T2">Flexibility</text:span>:</text:p>
          <text:list>
            <text:list-item>
              <text:p text:style-name="P29">Adjust requirements based on pilot results (e.g., expand radius to 7 km if response times lag).</text:p>
            </text:list-item>
          </text:list>
        </text:list-item>
        <text:list-item>
          <text:p text:style-name="P29"><text:span text:style-name="T2">Documentation</text:span>:</text:p>
          <text:list>
            <text:list-item>
              <text:p text:style-name="P29">Detailed docs created per iteration (e.g., API specs in Iteration 2, user manuals in Iteration 6).</text:p>
            </text:list-item>
          </text:list>
        </text:list-item>
      </text:list>
      <text:p text:style-name="P33"><text:span text:style-name="T2"/></text:p>
      <text:p text:style-name="P33"><text:span text:style-name="T2">Additional Enhancements</text:span><text:span text:style-name="T2"/></text:p>
      <text:list text:style-name="WWNum31">
        <text:list-item>
          <text:p text:style-name="P31"><text:span text:style-name="T2">Emergency Protocols</text:span>:</text:p>
          <text:list>
            <text:list-item>
              <text:p text:style-name="P31">Integrate with traffic lights via IoT to turn signals green for emergency vehicles.</text:p>
            </text:list-item>
          </text:list>
        </text:list-item>
        <text:list-item>
          <text:p text:style-name="P31"><text:span text:style-name="T2">Insurance Partnerships</text:span>:</text:p>
          <text:list>
            <text:list-item>
              <text:p text:style-name="P31">Offer free health checkups for participating drivers.</text:p>
            </text:list-item>
          </text:list>
        </text:list-item>
        <text:list-item>
          <text:p text:style-name="P31"><text:span text:style-name="T2">Real-Time Traffic Data</text:span>:</text:p>
          <text:list>
            <text:list-item>
              <text:p text:style-name="P31">Use <text:span text:style-name="T4">api</text:span> to avoid congested routes.</text:p>
            </text:list-item>
          </text:list>
        </text:list-item>
        <text:list-item>
          <text:p text:style-name="P31"><text:span text:style-name="T2">Driver Incentives</text:span>:</text:p>
          <text:list>
            <text:list-item>
              <text:p text:style-name="P31">Badges and bonuses for top responders (gamification).</text:p>
            </text:list-item>
          </text:list>
        </text:list-item>
        <text:list-item>
          <text:p text:style-name="P31"><text:span text:style-name="T2">Voice Assistants</text:span>:</text:p>
          <text:list>
            <text:list-item>
              <text:p text:style-name="P31">Allow Alexa/Google Assistant to trigger emergencies for hands-free use.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" fo:font-size="10pt" fo:language="none" fo:country="none" style:letter-kerning="true" style:font-name-asian="DejaVu Sans" style:font-size-asian="12pt" style:language-asian="none" style:country-asian="none" style:font-name-complex="Noto Sans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0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 fo:text-align="justify" style:justify-single-word="false"/>
    </style:style>
    <style:style style:name="Sender" style:family="paragraph" style:parent-style-name="Standard" style:class="extra">
      <style:paragraph-properties fo:margin-top="0cm" fo:margin-bottom="1cm" style:contextual-spacing="false">
        <style:tab-stops>
          <style:tab-stop style:position="13.847cm" style:type="right"/>
        </style:tab-stops>
      </style:paragraph-properties>
      <style:text-properties fo:font-size="10pt" officeooo:rsid="000c5d28"/>
    </style:style>
    <style:style style:name="Addressee" style:family="paragraph" style:parent-style-name="Standard" style:class="extra">
      <style:paragraph-properties fo:margin-top="0cm" fo:margin-bottom="1cm" style:contextual-spacing="false"/>
      <style:text-properties fo:font-size="10pt" officeooo:rsid="000e487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ListLabel_20_127" style:display-name="ListLabel 12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1" style:display-name="ListLabel 14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3" style:display-name="ListLabel 15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9" style:display-name="ListLabel 15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2" style:display-name="ListLabel 16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7" style:display-name="ListLabel 1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0" style:display-name="ListLabel 1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82" style:display-name="ListLabel 182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6" style:display-name="ListLabel 18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9" style:display-name="ListLabel 18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95" style:display-name="ListLabel 19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98" style:display-name="ListLabel 19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99" style:display-name="ListLabel 19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00" style:display-name="ListLabel 200" style:family="text"/>
    <style:style style:name="ListLabel_20_201" style:display-name="ListLabel 20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02" style:display-name="ListLabel 20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03" style:display-name="ListLabel 20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04" style:display-name="ListLabel 20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05" style:display-name="ListLabel 20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06" style:display-name="ListLabel 20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07" style:display-name="ListLabel 20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25" style:display-name="ListLabel 32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326" style:display-name="ListLabel 326" style:family="text"/>
    <style:style style:name="ListLabel_20_327" style:display-name="ListLabel 32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28" style:display-name="ListLabel 32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29" style:display-name="ListLabel 32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30" style:display-name="ListLabel 33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31" style:display-name="ListLabel 33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32" style:display-name="ListLabel 33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33" style:display-name="ListLabel 33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34" style:display-name="ListLabel 33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335" style:display-name="ListLabel 335" style:family="text"/>
    <style:style style:name="ListLabel_20_336" style:display-name="ListLabel 33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37" style:display-name="ListLabel 33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39" style:display-name="ListLabel 33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40" style:display-name="ListLabel 34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42" style:display-name="ListLabel 34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43" style:display-name="ListLabel 34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344" style:display-name="ListLabel 344" style:family="text"/>
    <style:style style:name="ListLabel_20_345" style:display-name="ListLabel 34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46" style:display-name="ListLabel 34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48" style:display-name="ListLabel 34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49" style:display-name="ListLabel 34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51" style:display-name="ListLabel 35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52" style:display-name="ListLabel 35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353" style:display-name="ListLabel 353" style:family="text"/>
    <style:style style:name="ListLabel_20_354" style:display-name="ListLabel 35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55" style:display-name="ListLabel 35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57" style:display-name="ListLabel 35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58" style:display-name="ListLabel 35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60" style:display-name="ListLabel 36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61" style:display-name="ListLabel 36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362" style:display-name="ListLabel 362" style:family="text"/>
    <style:style style:name="ListLabel_20_363" style:display-name="ListLabel 36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64" style:display-name="ListLabel 36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66" style:display-name="ListLabel 36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67" style:display-name="ListLabel 36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69" style:display-name="ListLabel 36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6" style:display-name="ListLabel 22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27" style:display-name="ListLabel 227" style:family="text"/>
    <style:style style:name="ListLabel_20_228" style:display-name="ListLabel 22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9" style:display-name="ListLabel 22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31" style:display-name="ListLabel 23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32" style:display-name="ListLabel 23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34" style:display-name="ListLabel 23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70" style:display-name="ListLabel 37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371" style:display-name="ListLabel 371" style:family="text"/>
    <style:style style:name="ListLabel_20_372" style:display-name="ListLabel 37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73" style:display-name="ListLabel 37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75" style:display-name="ListLabel 3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76" style:display-name="ListLabel 3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78" style:display-name="ListLabel 3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79" style:display-name="ListLabel 37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380" style:display-name="ListLabel 380" style:family="text"/>
    <style:style style:name="ListLabel_20_381" style:display-name="ListLabel 3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82" style:display-name="ListLabel 38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83" style:display-name="ListLabel 38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84" style:display-name="ListLabel 38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85" style:display-name="ListLabel 38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86" style:display-name="ListLabel 38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87" style:display-name="ListLabel 38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88" style:display-name="ListLabel 38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389" style:display-name="ListLabel 389" style:family="text"/>
    <style:style style:name="ListLabel_20_390" style:display-name="ListLabel 39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91" style:display-name="ListLabel 39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92" style:display-name="ListLabel 39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93" style:display-name="ListLabel 39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94" style:display-name="ListLabel 39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95" style:display-name="ListLabel 39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96" style:display-name="ListLabel 39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398" style:display-name="ListLabel 398" style:family="text"/>
    <style:style style:name="ListLabel_20_399" style:display-name="ListLabel 39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00" style:display-name="ListLabel 40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01" style:display-name="ListLabel 40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02" style:display-name="ListLabel 40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03" style:display-name="ListLabel 40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04" style:display-name="ListLabel 40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05" style:display-name="ListLabel 40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07" style:display-name="ListLabel 407" style:family="text"/>
    <style:style style:name="ListLabel_20_408" style:display-name="ListLabel 40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09" style:display-name="ListLabel 40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10" style:display-name="ListLabel 41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11" style:display-name="ListLabel 41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12" style:display-name="ListLabel 41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13" style:display-name="ListLabel 41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14" style:display-name="ListLabel 41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16" style:display-name="ListLabel 416" style:family="text"/>
    <style:style style:name="ListLabel_20_417" style:display-name="ListLabel 41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18" style:display-name="ListLabel 41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19" style:display-name="ListLabel 41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20" style:display-name="ListLabel 42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21" style:display-name="ListLabel 42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22" style:display-name="ListLabel 42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23" style:display-name="ListLabel 42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25" style:display-name="ListLabel 425" style:family="text"/>
    <style:style style:name="ListLabel_20_426" style:display-name="ListLabel 42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27" style:display-name="ListLabel 42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28" style:display-name="ListLabel 42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29" style:display-name="ListLabel 42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30" style:display-name="ListLabel 43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31" style:display-name="ListLabel 43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32" style:display-name="ListLabel 43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34" style:display-name="ListLabel 434" style:family="text"/>
    <style:style style:name="ListLabel_20_435" style:display-name="ListLabel 43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36" style:display-name="ListLabel 43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37" style:display-name="ListLabel 43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38" style:display-name="ListLabel 43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39" style:display-name="ListLabel 43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40" style:display-name="ListLabel 44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41" style:display-name="ListLabel 44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42" style:display-name="ListLabel 44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43" style:display-name="ListLabel 443" style:family="text"/>
    <style:style style:name="ListLabel_20_444" style:display-name="ListLabel 44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45" style:display-name="ListLabel 44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47" style:display-name="ListLabel 44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48" style:display-name="ListLabel 44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50" style:display-name="ListLabel 45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51" style:display-name="ListLabel 45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52" style:display-name="ListLabel 452" style:family="text"/>
    <style:style style:name="ListLabel_20_453" style:display-name="ListLabel 45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54" style:display-name="ListLabel 45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56" style:display-name="ListLabel 45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57" style:display-name="ListLabel 45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59" style:display-name="ListLabel 45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44" style:display-name="ListLabel 24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246" style:display-name="ListLabel 24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47" style:display-name="ListLabel 24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49" style:display-name="ListLabel 24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50" style:display-name="ListLabel 25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52" style:display-name="ListLabel 25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53" style:display-name="ListLabel 253" style:family="text"/>
    <style:style style:name="ListLabel_20_254" style:display-name="ListLabel 25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63" style:display-name="ListLabel 263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264" style:display-name="ListLabel 26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65" style:display-name="ListLabel 26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66" style:display-name="ListLabel 26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67" style:display-name="ListLabel 26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68" style:display-name="ListLabel 26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69" style:display-name="ListLabel 26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70" style:display-name="ListLabel 27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71" style:display-name="ListLabel 271" style:family="text"/>
    <style:style style:name="ListLabel_20_272" style:display-name="ListLabel 272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9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1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3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4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5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1:13:27.135758588</meta:creation-date>
    <meta:editing-duration>PT4M19S</meta:editing-duration>
    <meta:editing-cycles>4</meta:editing-cycles>
    <meta:generator>LibreOffice/7.4.7.2$Linux_X86_64 LibreOffice_project/40$Build-2</meta:generator>
    <dc:description>Modern business letter with sans-serif font </dc:description>
    <dc:title>Modern business letter sans-serif</dc:title>
    <dc:date>2025-01-28T11:17:46.604048941</dc:date>
    <meta:document-statistic meta:table-count="0" meta:image-count="0" meta:object-count="0" meta:page-count="4" meta:paragraph-count="158" meta:word-count="1087" meta:character-count="7306" meta:non-whitespace-character-count="6513"/>
    <meta:template xlink:type="simple" xlink:actuate="onRequest" xlink:title="Modern business letter sans-serif" xlink:href="../../../../../usr/lib/libreoffice/share/template/common/officorr/Modern_business_letter_sans_serif.ott" meta:date="2025-01-28T11:13:26.696494450"/>
  </office:meta>
</office:document-meta>
</file>